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40000011833A40748F907620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fill-color="#21409a" draw:auto-grow-height="false" fo:min-height="4.15cm" fo:min-width="4.5cm" fo:wrap-option="no-wrap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4.226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.05cm" fo:min-width="4.9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21409a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-color="#808080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171cm" svg:height="9.877cm" svg:x="4.229cm" svg:y="4.5cm">
          <draw:image xlink:href="Pictures/10000000000001040000011833A40748F907620A.jpg" xlink:type="simple" xlink:show="embed" xlink:actuate="onLoad">
            <text:p/>
          </draw:image>
        </draw:frame>
        <draw:line draw:style-name="gr2" draw:text-style-name="P2" draw:layer="layout" svg:x1="4.1cm" svg:y1="4.425cm" svg:x2="15.2cm" svg:y2="4.425cm">
          <text:p/>
        </draw:line>
        <draw:line draw:style-name="gr3" draw:text-style-name="P2" draw:layer="layout" svg:x1="4.1cm" svg:y1="4.45cm" svg:x2="4.099cm" svg:y2="14.9cm">
          <text:p text:style-name="P1"/>
        </draw:line>
        <draw:frame draw:style-name="gr4" draw:text-style-name="P3" draw:layer="layout" svg:width="1.6cm" svg:height="0.962cm" svg:x="14.5cm" svg:y="4.6cm">
          <draw:text-box>
            <text:p>x</text:p>
          </draw:text-box>
        </draw:frame>
        <draw:frame draw:style-name="gr5" draw:text-style-name="P3" draw:layer="layout" svg:width="0.3cm" svg:height="0.962cm" svg:x="3.3cm" svg:y="13.8cm">
          <draw:text-box>
            <text:p>y</text:p>
          </draw:text-box>
        </draw:frame>
        <draw:custom-shape draw:style-name="gr6" draw:text-style-name="P4" draw:layer="layout" svg:width="6cm" svg:height="5.4cm" svg:x="5.6cm" svg:y="6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7.89113127198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3" draw:layer="layout" svg:width="2.7cm" svg:height="0.962cm" svg:x="3.3cm" svg:y="3.438cm">
          <draw:text-box>
            <text:p>(0,0)</text:p>
          </draw:text-box>
        </draw:frame>
        <draw:frame draw:style-name="gr8" draw:text-style-name="P6" draw:layer="layout" svg:width="10.7cm" svg:height="1.673cm" svg:x="5.1cm" svg:y="5.638cm">
          <draw:text-box>
            <text:p text:style-name="P5"><text:span text:style-name="T1">(x,y) : coordenada superior izquierda</text:span></text:p>
          </draw:text-box>
        </draw:frame>
        <draw:custom-shape draw:style-name="gr9" draw:text-style-name="P7" draw:layer="layout" svg:width="5.9cm" svg:height="0.3cm" svg:x="5.7cm" svg:y="12.2cm">
          <text:p/>
          <draw:enhanced-geometry svg:viewBox="0 0 21600 21600" draw:text-areas="?f5 ?f1 ?f6 ?f3" draw:type="left-right-arrow" draw:modifiers="3638.4341637010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5.4cm" svg:height="0.3cm" draw:transform="rotate (-1.5707963267949) translate (12.299cm 6.4cm)">
          <text:p/>
          <draw:enhanced-geometry svg:viewBox="0 0 21600 21600" draw:text-areas="?f5 ?f1 ?f6 ?f3" draw:type="left-right-arrow" draw:modifiers="3638.4341637010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6" draw:layer="layout" svg:width="4.6cm" svg:height="3.095cm" svg:x="7.6cm" svg:y="12.5cm">
          <draw:text-box>
            <text:p text:style-name="P5"><text:span text:style-name="T1">w: width</text:span></text:p>
          </draw:text-box>
        </draw:frame>
        <draw:frame draw:style-name="gr12" draw:text-style-name="P6" draw:layer="layout" svg:width="6cm" svg:height="0.962cm" svg:x="12.1cm" svg:y="8.7cm">
          <draw:text-box>
            <text:p text:style-name="P5"><text:span text:style-name="T1">h: he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01:28:20.247067124</meta:creation-date>
    <dc:date>2020-05-03T01:42:15.489049028</dc:date>
    <meta:editing-duration>PT3M22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